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50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3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3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5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5"/>
    </style:style>
    <style:style style:name="ce7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7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7"/>
    </style:style>
    <style:style style:name="ce9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9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9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1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1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3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3"/>
    </style:style>
    <style:style style:name="ce1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5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5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7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7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9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19"/>
    </style:style>
    <style:style style:name="ce2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21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A21"/>
    </style:style>
    <style:style style:name="ce5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7a19a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3"/>
    </style:style>
    <style:style style:name="ce29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3"/>
    </style:style>
    <style:style style:name="ce30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5"/>
    </style:style>
    <style:style style:name="ce71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5"/>
    </style:style>
    <style:style style:name="ce32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7"/>
    </style:style>
    <style:style style:name="ce72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7"/>
    </style:style>
    <style:style style:name="ce34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9"/>
    </style:style>
    <style:style style:name="ce35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9"/>
    </style:style>
    <style:style style:name="ce36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1"/>
    </style:style>
    <style:style style:name="ce37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1"/>
    </style:style>
    <style:style style:name="ce38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3"/>
    </style:style>
    <style:style style:name="ce39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3"/>
    </style:style>
    <style:style style:name="ce40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5"/>
    </style:style>
    <style:style style:name="ce41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5"/>
    </style:style>
    <style:style style:name="ce42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7"/>
    </style:style>
    <style:style style:name="ce43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7"/>
    </style:style>
    <style:style style:name="ce44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9"/>
    </style:style>
    <style:style style:name="ce45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19"/>
    </style:style>
    <style:style style:name="ce46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21"/>
    </style:style>
    <style:style style:name="ce47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21"/>
    </style:style>
    <style:style style:name="ce66" style:family="table-cell" style:parent-style-name="Default" style:data-style-name="N122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122"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122">
      <style:table-cell-properties fo:background-color="#f7a19a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M3"/>
    </style:style>
    <style:style style:name="ce112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M4"/>
    </style:style>
    <style:style style:name="ce113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M5"/>
    </style:style>
    <style:style style:name="ce114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M6"/>
    </style:style>
    <style:style style:name="ce115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M7"/>
    </style:style>
    <style:style style:name="ce171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7'.A7"/>
    </style:style>
    <style:style style:name="ce7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7'.N3"/>
    </style:style>
    <style:style style:name="ce74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7'.N3"/>
    </style:style>
    <style:style style:name="ce75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7'.N10"/>
    </style:style>
    <style:style style:name="ce76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7'.N12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Status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2"/>
    </style:style>
    <style:style style:name="ce123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2"/>
    </style:style>
    <style:style style:name="ce132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4"/>
    </style:style>
    <style:style style:name="ce125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4"/>
    </style:style>
    <style:style style:name="ce134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6"/>
    </style:style>
    <style:style style:name="ce135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6"/>
    </style:style>
    <style:style style:name="ce136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8"/>
    </style:style>
    <style:style style:name="ce137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8"/>
    </style:style>
    <style:style style:name="ce13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0"/>
    </style:style>
    <style:style style:name="ce139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0"/>
    </style:style>
    <style:style style:name="ce140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2"/>
    </style:style>
    <style:style style:name="ce141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2"/>
    </style:style>
    <style:style style:name="ce146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4"/>
    </style:style>
    <style:style style:name="ce147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4"/>
    </style:style>
    <style:style style:name="ce14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A16"/>
    </style:style>
    <style:style style:name="ce142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B2"/>
    </style:style>
    <style:style style:name="ce143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B3"/>
    </style:style>
    <style:style style:name="ce144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B4"/>
    </style:style>
    <style:style style:name="ce145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B5"/>
    </style:style>
    <style:style style:name="ce153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6"/>
    </style:style>
    <style:style style:name="ce154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6"/>
    </style:style>
    <style:style style:name="ce155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8"/>
    </style:style>
    <style:style style:name="ce156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8"/>
    </style:style>
    <style:style style:name="ce157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0"/>
    </style:style>
    <style:style style:name="ce158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0"/>
    </style:style>
    <style:style style:name="ce159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2"/>
    </style:style>
    <style:style style:name="ce160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2"/>
    </style:style>
    <style:style style:name="ce161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4"/>
    </style:style>
    <style:style style:name="ce162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4"/>
    </style:style>
    <style:style style:name="ce164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16"/>
    </style:style>
    <style:style style:name="ce166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2"/>
    </style:style>
    <style:style style:name="ce163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2"/>
    </style:style>
    <style:style style:name="ce168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4"/>
    </style:style>
    <style:style style:name="ce165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4"/>
    </style:style>
    <style:style style:name="ce170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M2"/>
    </style:style>
    <style:style style:name="ce172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M3"/>
    </style:style>
    <style:style style:name="ce173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M4"/>
    </style:style>
    <style:style style:name="ce174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M5"/>
    </style:style>
    <style:style style:name="ce175" style:family="table-cell" style:parent-style-name="Default" style:data-style-name="N122">
      <style:table-cell-properties fo:background-color="#eeeeee"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M6"/>
    </style:style>
    <style:style style:name="ce176" style:family="table-cell" style:parent-style-name="Default" style:data-style-name="N122">
      <style:table-cell-properties fo:border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8'.A6"/>
    </style:style>
    <style:style style:name="ce177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8'.N2"/>
    </style:style>
    <style:style style:name="ce178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8'.N2"/>
    </style:style>
    <style:style style:name="ce179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8'.N9"/>
    </style:style>
    <style:style style:name="ce180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8'.N11"/>
    </style:style>
    <style:style style:name="ce18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4"/>
    </style:style>
    <style:style style:name="ce18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5"/>
    </style:style>
    <style:style style:name="ce183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5"/>
    </style:style>
    <style:style style:name="ce184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7"/>
    </style:style>
    <style:style style:name="ce18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7"/>
    </style:style>
    <style:style style:name="ce186" style:family="table-cell" style:parent-style-name="Default" style:data-style-name="N122">
      <style:table-cell-properties fo:border-bottom="none" fo:background-color="#eeeeee" fo:border-left="none" fo:border-right="0.06pt solid #000000" fo:border-top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9'.A10"/>
    </style:style>
    <style:style style:name="ce187" style:family="table-cell" style:parent-style-name="Default">
      <style:table-cell-properties fo:border-bottom="none" fo:border-left="none" fo:border-right="0.06pt solid #000000" fo:border-top="none"/>
    </style:style>
    <style:style style:name="ce188" style:family="table-cell" style:parent-style-name="Default" style:data-style-name="N122">
      <style:table-cell-properties fo:border-bottom="none" fo:background-color="#eeeeee" fo:border-left="none" fo:border-right="0.06pt solid #000000" fo:border-top="none"/>
      <style:text-properties fo:font-size="12pt" fo:font-weight="normal" style:font-size-asian="12pt" style:font-weight-asian="normal" style:font-size-complex="12pt" style:font-weight-complex="normal"/>
      <style:map style:condition="is-true-formula(ISEVEN(raw()))" style:apply-style-name="Grey2" style:base-cell-address="'2019'.A12"/>
    </style:style>
    <style:style style:name="ce189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12"/>
    </style:style>
    <style:style style:name="ce190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14"/>
    </style:style>
    <style:style style:name="ce191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14"/>
    </style:style>
    <style:style style:name="ce19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A16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4"/>
    </style:style>
    <style:style style:name="ce195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5"/>
    </style:style>
    <style:style style:name="ce196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4"/>
    </style:style>
    <style:style style:name="ce197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5"/>
    </style:style>
    <style:style style:name="ce198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6"/>
    </style:style>
    <style:style style:name="ce199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6"/>
    </style:style>
    <style:style style:name="ce200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8"/>
    </style:style>
    <style:style style:name="ce201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8"/>
    </style:style>
    <style:style style:name="ce202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0"/>
    </style:style>
    <style:style style:name="ce20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0"/>
    </style:style>
    <style:style style:name="ce204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2"/>
    </style:style>
    <style:style style:name="ce205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2"/>
    </style:style>
    <style:style style:name="ce206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4"/>
    </style:style>
    <style:style style:name="ce207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4"/>
    </style:style>
    <style:style style:name="ce208" style:family="table-cell" style:parent-style-name="Default" style:data-style-name="N12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A16"/>
    </style:style>
    <style:style style:name="ce209" style:family="table-cell" style:parent-style-name="Default" style:data-style-name="N122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122"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122">
      <style:table-cell-properties fo:background-color="#f7a19a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C2"/>
    </style:style>
    <style:style style:name="ce214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C2"/>
    </style:style>
    <style:style style:name="ce215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C4"/>
    </style:style>
    <style:style style:name="ce2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C4"/>
    </style:style>
    <style:style style:name="ce217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M4"/>
    </style:style>
    <style:style style:name="ce218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M5"/>
    </style:style>
    <style:style style:name="ce219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M6"/>
    </style:style>
    <style:style style:name="ce2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2"/>
    </style:style>
    <style:style style:name="ce221" style:family="table-cell" style:parent-style-name="Default" style:data-style-name="N122">
      <style:table-cell-properties fo:background-color="#eeeeee"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3"/>
    </style:style>
    <style:style style:name="ce2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  <style:map style:condition="is-true-formula(ISEVEN(raw()))" style:apply-style-name="Grey2" style:base-cell-address="'2019'.B6"/>
    </style:style>
    <style:style style:name="ce223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ISEVEN(raw()))" style:apply-style-name="Grey2" style:base-cell-address="'2019'.N2"/>
    </style:style>
    <style:style style:name="ce224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9'.N2"/>
    </style:style>
    <style:style style:name="ce225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9'.N9"/>
    </style:style>
    <style:style style:name="ce226" style:family="table-cell" style:parent-style-name="Default">
      <style:text-properties fo:font-weight="bold" style:font-weight-asian="bold" style:font-weight-complex="bold"/>
      <style:map style:condition="is-true-formula(ISEVEN(raw()))" style:apply-style-name="Grey2" style:base-cell-address="'2019'.N11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default-cell-style-name="ce59"/>
        <table:table-column table:style-name="co2" table:number-columns-repeated="9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number-columns-repeated="1010" table:default-cell-style-name="ce59"/>
        <table:table-row table:style-name="ro1">
          <table:table-cell table:style-name="ce5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54"/>
          <table:table-cell table:style-name="ce61" office:value-type="string" calcext:value-type="string">
            <text:p>Jan</text:p>
          </table:table-cell>
          <table:table-cell table:style-name="ce54" office:value-type="string" calcext:value-type="string">
            <text:p>Feb</text:p>
          </table:table-cell>
          <table:table-cell table:style-name="ce54" office:value-type="string" calcext:value-type="string">
            <text:p>Mar</text:p>
          </table:table-cell>
          <table:table-cell table:style-name="ce54" office:value-type="string" calcext:value-type="string">
            <text:p>Apr</text:p>
          </table:table-cell>
          <table:table-cell table:style-name="ce54" office:value-type="string" calcext:value-type="string">
            <text:p>Maj</text:p>
          </table:table-cell>
          <table:table-cell table:style-name="ce54" office:value-type="string" calcext:value-type="string">
            <text:p>Jun</text:p>
          </table:table-cell>
          <table:table-cell table:style-name="ce54" office:value-type="string" calcext:value-type="string">
            <text:p>Jul</text:p>
          </table:table-cell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ep</text:p>
          </table:table-cell>
          <table:table-cell table:style-name="ce54" office:value-type="string" calcext:value-type="string">
            <text:p>Okt</text:p>
          </table:table-cell>
          <table:table-cell table:style-name="ce54" office:value-type="string" calcext:value-type="string">
            <text:p>Nov</text:p>
          </table:table-cell>
          <table:table-cell table:style-name="ce54" office:value-type="string" calcext:value-type="string">
            <text:p>Dec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ispevki za PIZ</text:p>
          </table:table-cell>
          <table:table-cell table:style-name="ce28" table:number-columns-repeated="9"/>
          <table:table-cell table:number-columns-repeated="2" table:style-name="ce28" office:value-type="currency" office:currency="EUR" office:value="223.8" calcext:value-type="currency">
            <text:p>223.80 €</text:p>
          </table:table-cell>
          <table:table-cell table:style-name="ce111" office:value-type="currency" office:currency="EUR" office:value="223.8" calcext:value-type="currency">
            <text:p>223.80 €</text:p>
          </table:table-cell>
          <table:table-cell table:style-name="ce73"/>
          <table:table-cell table:number-columns-repeated="1010"/>
        </table:table-row>
        <table:table-row table:style-name="ro1">
          <table:table-cell table:style-name="ce4" office:value-type="string" calcext:value-type="string">
            <text:p>Prispevki za ZZ</text:p>
          </table:table-cell>
          <table:table-cell table:style-name="ce29" table:number-columns-repeated="9"/>
          <table:table-cell table:number-columns-repeated="2" table:style-name="ce29" office:value-type="currency" office:currency="EUR" office:value="127.88" calcext:value-type="currency">
            <text:p>127.88 €</text:p>
          </table:table-cell>
          <table:table-cell table:style-name="ce112" office:value-type="currency" office:currency="EUR" office:value="127.88" calcext:value-type="currency">
            <text:p>127.88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5" office:value-type="string" calcext:value-type="string">
            <text:p>Prispevki za STV</text:p>
          </table:table-cell>
          <table:table-cell table:style-name="ce30" table:number-columns-repeated="4"/>
          <table:table-cell table:style-name="ce30" office:value-type="currency" office:currency="EUR" office:value="40" calcext:value-type="currency">
            <text:p>40.00 €</text:p>
          </table:table-cell>
          <table:table-cell table:style-name="ce30" table:number-columns-repeated="4"/>
          <table:table-cell table:number-columns-repeated="2" table:style-name="ce30" office:value-type="currency" office:currency="EUR" office:value="1.29" calcext:value-type="currency">
            <text:p>1.29 €</text:p>
          </table:table-cell>
          <table:table-cell table:style-name="ce113" office:value-type="currency" office:currency="EUR" office:value="1.29" calcext:value-type="currency">
            <text:p>1.29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6" office:value-type="string" calcext:value-type="string">
            <text:p>Prispevki za ZAP</text:p>
          </table:table-cell>
          <table:table-cell table:style-name="ce71" table:number-columns-repeated="4"/>
          <table:table-cell table:style-name="ce71" office:value-type="currency" office:currency="EUR" office:value="40" calcext:value-type="currency">
            <text:p>40.00 €</text:p>
          </table:table-cell>
          <table:table-cell table:style-name="ce71" table:number-columns-repeated="4"/>
          <table:table-cell table:number-columns-repeated="2" table:style-name="ce71" office:value-type="currency" office:currency="EUR" office:value="1.84" calcext:value-type="currency">
            <text:p>1.84 €</text:p>
          </table:table-cell>
          <table:table-cell table:style-name="ce114" office:value-type="currency" office:currency="EUR" office:value="1.84" calcext:value-type="currency">
            <text:p>1.84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7" office:value-type="string" calcext:value-type="string">
            <text:p>Prispevki dohodnina</text:p>
          </table:table-cell>
          <table:table-cell table:style-name="ce32" table:number-columns-repeated="9"/>
          <table:table-cell table:style-name="ce32" office:value-type="currency" office:currency="EUR" office:value="145" calcext:value-type="currency">
            <text:p>145.00 €</text:p>
          </table:table-cell>
          <table:table-cell table:style-name="ce32" office:value-type="currency" office:currency="EUR" office:value="130" calcext:value-type="currency">
            <text:p>130.00 €</text:p>
          </table:table-cell>
          <table:table-cell table:style-name="ce115" office:value-type="currency" office:currency="EUR" office:value="130" calcext:value-type="currency">
            <text:p>130.00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8" office:value-type="string" calcext:value-type="string">
            <text:p>RTV</text:p>
          </table:table-cell>
          <table:table-cell table:style-name="ce72" table:number-columns-repeated="9"/>
          <table:table-cell table:number-columns-repeated="2" table:style-name="ce72" office:value-type="currency" office:currency="EUR" office:value="12.75" calcext:value-type="currency">
            <text:p>12.75 €</text:p>
          </table:table-cell>
          <table:table-cell table:style-name="ce171" office:value-type="currency" office:currency="EUR" office:value="12.75" calcext:value-type="currency">
            <text:p>12.75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9" office:value-type="string" calcext:value-type="string">
            <text:p>Elektro energija</text:p>
          </table:table-cell>
          <table:table-cell table:style-name="ce34" table:number-columns-repeated="8"/>
          <table:table-cell table:style-name="ce34" office:value-type="currency" office:currency="EUR" office:value="56.85" calcext:value-type="currency">
            <text:p>56.85 €</text:p>
          </table:table-cell>
          <table:table-cell table:style-name="ce34" office:value-type="currency" office:currency="EUR" office:value="58.36" calcext:value-type="currency">
            <text:p>58.36 €</text:p>
          </table:table-cell>
          <table:table-cell table:number-columns-repeated="2" table:style-name="ce34" office:value-type="currency" office:currency="EUR" office:value="56.85" calcext:value-type="currency">
            <text:p>56.85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10" office:value-type="string" calcext:value-type="string">
            <text:p>SPL</text:p>
          </table:table-cell>
          <table:table-cell table:style-name="ce35" table:number-columns-repeated="9"/>
          <table:table-cell table:style-name="ce35" table:formula="of:=11.5+39.7+35.09" office:value-type="currency" office:currency="EUR" office:value="86.29" calcext:value-type="currency">
            <text:p>86.29 €</text:p>
          </table:table-cell>
          <table:table-cell table:style-name="ce35" table:formula="of:=11.5+43.88" office:value-type="currency" office:currency="EUR" office:value="55.38" calcext:value-type="currency">
            <text:p>55.38 €</text:p>
          </table:table-cell>
          <table:table-cell table:style-name="ce35" office:value-type="currency" office:currency="EUR" office:value="59.56" calcext:value-type="currency">
            <text:p>59.56 €</text:p>
          </table:table-cell>
          <table:table-cell table:style-name="ce75"/>
          <table:table-cell table:number-columns-repeated="1010"/>
        </table:table-row>
        <table:table-row table:style-name="ro1">
          <table:table-cell table:style-name="ce11" office:value-type="string" calcext:value-type="string">
            <text:p>Energetika</text:p>
          </table:table-cell>
          <table:table-cell table:style-name="ce36" table:number-columns-repeated="9"/>
          <table:table-cell table:style-name="ce36" office:value-type="currency" office:currency="EUR" office:value="20.53" calcext:value-type="currency">
            <text:p>20.53 €</text:p>
          </table:table-cell>
          <table:table-cell table:style-name="ce36" office:value-type="currency" office:currency="EUR" office:value="25.32" calcext:value-type="currency">
            <text:p>25.32 €</text:p>
          </table:table-cell>
          <table:table-cell table:style-name="ce36" office:value-type="currency" office:currency="EUR" office:value="33.21" calcext:value-type="currency">
            <text:p>33.21 €</text:p>
          </table:table-cell>
          <table:table-cell table:style-name="ce75"/>
          <table:table-cell table:number-columns-repeated="1010"/>
        </table:table-row>
        <table:table-row table:style-name="ro1">
          <table:table-cell table:style-name="ce12" office:value-type="string" calcext:value-type="string">
            <text:p>T-2</text:p>
          </table:table-cell>
          <table:table-cell table:style-name="ce37" table:number-columns-repeated="9"/>
          <table:table-cell table:style-name="ce37" office:value-type="currency" office:currency="EUR" office:value="31.13" calcext:value-type="currency">
            <text:p>31.13 €</text:p>
          </table:table-cell>
          <table:table-cell table:style-name="ce37" office:value-type="currency" office:currency="EUR" office:value="33.21" calcext:value-type="currency">
            <text:p>33.21 €</text:p>
          </table:table-cell>
          <table:table-cell table:style-name="ce37" office:value-type="currency" office:currency="EUR" office:value="26.49" calcext:value-type="currency">
            <text:p>26.49 €</text:p>
          </table:table-cell>
          <table:table-cell table:style-name="ce76"/>
          <table:table-cell table:number-columns-repeated="1010"/>
        </table:table-row>
        <table:table-row table:style-name="ro1">
          <table:table-cell table:style-name="ce13" office:value-type="string" calcext:value-type="string">
            <text:p>Adriatic Slovenica Zavarovoanje</text:p>
          </table:table-cell>
          <table:table-cell table:style-name="ce38" table:number-columns-repeated="9"/>
          <table:table-cell table:style-name="ce38" office:value-type="currency" office:currency="EUR" office:value="29.34" calcext:value-type="currency">
            <text:p>29.34 €</text:p>
          </table:table-cell>
          <table:table-cell table:number-columns-repeated="2" table:style-name="ce38" office:value-type="currency" office:currency="EUR" office:value="30.34" calcext:value-type="currency">
            <text:p>30.34 €</text:p>
          </table:table-cell>
          <table:table-cell table:style-name="ce74"/>
          <table:table-cell table:number-columns-repeated="1010"/>
        </table:table-row>
        <table:table-row table:style-name="ro1">
          <table:table-cell table:style-name="ce14" office:value-type="string" calcext:value-type="string">
            <text:p>A1</text:p>
          </table:table-cell>
          <table:table-cell table:style-name="ce39" table:number-columns-repeated="9"/>
          <table:table-cell table:style-name="ce39" office:value-type="currency" office:currency="EUR" office:value="53.58" calcext:value-type="currency">
            <text:p>53.58 €</text:p>
          </table:table-cell>
          <table:table-cell table:style-name="ce39" table:number-columns-repeated="2"/>
          <table:table-cell table:style-name="ce74"/>
          <table:table-cell table:number-columns-repeated="1010"/>
        </table:table-row>
        <table:table-row table:style-name="ro1">
          <table:table-cell table:style-name="ce15"/>
          <table:table-cell table:style-name="ce40" table:number-columns-repeated="12"/>
          <table:table-cell table:style-name="Default" table:number-columns-repeated="1011"/>
        </table:table-row>
        <table:table-row table:style-name="ro1">
          <table:table-cell table:style-name="ce16"/>
          <table:table-cell table:style-name="ce41" table:number-columns-repeated="12"/>
          <table:table-cell table:style-name="Default" table:number-columns-repeated="1011"/>
        </table:table-row>
        <table:table-row table:style-name="ro1">
          <table:table-cell table:style-name="ce17"/>
          <table:table-cell table:style-name="ce42" table:number-columns-repeated="12"/>
          <table:table-cell table:style-name="Default" table:number-columns-repeated="1011"/>
        </table:table-row>
        <table:table-row table:style-name="ro1">
          <table:table-cell table:style-name="ce18" office:value-type="string" calcext:value-type="string">
            <text:p><text:s/></text:p>
          </table:table-cell>
          <table:table-cell table:style-name="ce43" table:number-columns-repeated="12"/>
          <table:table-cell table:style-name="ce74"/>
          <table:table-cell table:number-columns-repeated="1010"/>
        </table:table-row>
        <table:table-row table:style-name="ro1">
          <table:table-cell table:style-name="ce19" office:value-type="string" calcext:value-type="string">
            <text:p><text:s/></text:p>
          </table:table-cell>
          <table:table-cell table:style-name="ce44" table:number-columns-repeated="12"/>
          <table:table-cell table:style-name="ce74"/>
          <table:table-cell table:number-columns-repeated="1010"/>
        </table:table-row>
        <table:table-row table:style-name="ro1">
          <table:table-cell table:style-name="ce20" office:value-type="string" calcext:value-type="string">
            <text:p><text:s/></text:p>
          </table:table-cell>
          <table:table-cell table:style-name="ce45" table:number-columns-repeated="12"/>
          <table:table-cell table:style-name="ce74"/>
          <table:table-cell table:number-columns-repeated="1010"/>
        </table:table-row>
        <table:table-row table:style-name="ro1">
          <table:table-cell table:style-name="ce21" office:value-type="string" calcext:value-type="string">
            <text:p><text:s/></text:p>
          </table:table-cell>
          <table:table-cell table:style-name="ce46" table:number-columns-repeated="12"/>
          <table:table-cell table:style-name="ce74"/>
          <table:table-cell table:number-columns-repeated="1010"/>
        </table:table-row>
        <table:table-row table:style-name="ro1">
          <table:table-cell table:style-name="ce22" office:value-type="string" calcext:value-type="string">
            <text:p><text:s/></text:p>
          </table:table-cell>
          <table:table-cell table:style-name="ce47" table:number-columns-repeated="12"/>
          <table:table-cell table:style-name="ce74"/>
          <table:table-cell table:number-columns-repeated="1010"/>
        </table:table-row>
        <table:table-row table:style-name="ro1">
          <table:table-cell table:style-name="ce58"/>
          <table:table-cell table:style-name="ce66" table:number-columns-repeated="12"/>
          <table:table-cell table:style-name="ce77"/>
          <table:table-cell table:number-columns-repeated="1010"/>
        </table:table-row>
        <table:table-row table:style-name="ro1">
          <table:table-cell table:style-name="ce58" office:value-type="string" calcext:value-type="string">
            <text:p>Doma</text:p>
          </table:table-cell>
          <table:table-cell table:style-name="ce67" table:formula="of:=[.B8]+[.B9]+[.B10]+[.B11]+[.B12]" office:value-type="currency" office:currency="EUR" office:value="0" calcext:value-type="currency">
            <text:p>0.00 €</text:p>
          </table:table-cell>
          <table:table-cell table:style-name="ce67" table:formula="of:=[.C8]+[.C9]+[.C10]+[.C11]+[.C12]" office:value-type="currency" office:currency="EUR" office:value="0" calcext:value-type="currency">
            <text:p>0.00 €</text:p>
          </table:table-cell>
          <table:table-cell table:style-name="ce67" table:formula="of:=[.D8]+[.D9]+[.D10]+[.D11]+[.D12]" office:value-type="currency" office:currency="EUR" office:value="0" calcext:value-type="currency">
            <text:p>0.00 €</text:p>
          </table:table-cell>
          <table:table-cell table:style-name="ce67" table:formula="of:=[.E8]+[.E9]+[.E10]+[.E11]+[.E12]" office:value-type="currency" office:currency="EUR" office:value="0" calcext:value-type="currency">
            <text:p>0.00 €</text:p>
          </table:table-cell>
          <table:table-cell table:style-name="ce67" table:formula="of:=[.F8]+[.F9]+[.F10]+[.F11]+[.F12]" office:value-type="currency" office:currency="EUR" office:value="0" calcext:value-type="currency">
            <text:p>0.00 €</text:p>
          </table:table-cell>
          <table:table-cell table:style-name="ce67" table:formula="of:=[.G8]+[.G9]+[.G10]+[.G11]+[.G12]" office:value-type="currency" office:currency="EUR" office:value="0" calcext:value-type="currency">
            <text:p>0.00 €</text:p>
          </table:table-cell>
          <table:table-cell table:style-name="ce67" table:formula="of:=[.H8]+[.H9]+[.H10]+[.H11]+[.H12]" office:value-type="currency" office:currency="EUR" office:value="0" calcext:value-type="currency">
            <text:p>0.00 €</text:p>
          </table:table-cell>
          <table:table-cell table:style-name="ce67" table:formula="of:=[.I8]+[.I9]+[.I10]+[.I11]+[.I12]" office:value-type="currency" office:currency="EUR" office:value="0" calcext:value-type="currency">
            <text:p>0.00 €</text:p>
          </table:table-cell>
          <table:table-cell table:style-name="ce67" table:formula="of:=[.J8]+[.J9]+[.J10]+[.J11]+[.J12]" office:value-type="currency" office:currency="EUR" office:value="56.85" calcext:value-type="currency">
            <text:p>56.85 €</text:p>
          </table:table-cell>
          <table:table-cell table:style-name="ce67" table:formula="of:=[.K8]+[.L10]+[.K10]+[.K11]+[.K12]" office:value-type="currency" office:currency="EUR" office:value="206.08" calcext:value-type="currency">
            <text:p>206.08 €</text:p>
          </table:table-cell>
          <table:table-cell table:style-name="ce67" table:formula="of:=[.L8]+[.L9]+[.L10]+[.L11]+[.L12]" office:value-type="currency" office:currency="EUR" office:value="183.51" calcext:value-type="currency">
            <text:p>183.51 €</text:p>
          </table:table-cell>
          <table:table-cell table:style-name="ce67" table:formula="of:=[.M8]+[.M9]+[.M10]+[.L12]+[.M12]" office:value-type="currency" office:currency="EUR" office:value="188.86" calcext:value-type="currency">
            <text:p>188.86 €</text:p>
          </table:table-cell>
          <table:table-cell table:style-name="ce77"/>
          <table:table-cell table:number-columns-repeated="1010"/>
        </table:table-row>
        <table:table-row table:style-name="ro1">
          <table:table-cell office:value-type="string" calcext:value-type="string">
            <text:p>Osebno</text:p>
          </table:table-cell>
          <table:table-cell table:style-name="ce68" table:formula="of:=[.B13]+[.B14]" office:value-type="currency" office:currency="EUR" office:value="0" calcext:value-type="currency">
            <text:p>0.00 €</text:p>
          </table:table-cell>
          <table:table-cell table:style-name="ce68" table:formula="of:=[.C13]+[.C14]" office:value-type="currency" office:currency="EUR" office:value="0" calcext:value-type="currency">
            <text:p>0.00 €</text:p>
          </table:table-cell>
          <table:table-cell table:style-name="ce68" table:formula="of:=[.D13]+[.D14]" office:value-type="currency" office:currency="EUR" office:value="0" calcext:value-type="currency">
            <text:p>0.00 €</text:p>
          </table:table-cell>
          <table:table-cell table:style-name="ce68" table:formula="of:=[.E13]+[.E14]" office:value-type="currency" office:currency="EUR" office:value="0" calcext:value-type="currency">
            <text:p>0.00 €</text:p>
          </table:table-cell>
          <table:table-cell table:style-name="ce68" table:formula="of:=[.F13]+[.F14]" office:value-type="currency" office:currency="EUR" office:value="0" calcext:value-type="currency">
            <text:p>0.00 €</text:p>
          </table:table-cell>
          <table:table-cell table:style-name="ce68" table:formula="of:=[.G13]+[.G14]" office:value-type="currency" office:currency="EUR" office:value="0" calcext:value-type="currency">
            <text:p>0.00 €</text:p>
          </table:table-cell>
          <table:table-cell table:style-name="ce68" table:formula="of:=[.H13]+[.H14]" office:value-type="currency" office:currency="EUR" office:value="0" calcext:value-type="currency">
            <text:p>0.00 €</text:p>
          </table:table-cell>
          <table:table-cell table:style-name="ce68" table:formula="of:=[.I13]+[.I14]" office:value-type="currency" office:currency="EUR" office:value="0" calcext:value-type="currency">
            <text:p>0.00 €</text:p>
          </table:table-cell>
          <table:table-cell table:style-name="ce68" table:formula="of:=[.J13]+[.J14]" office:value-type="currency" office:currency="EUR" office:value="0" calcext:value-type="currency">
            <text:p>0.00 €</text:p>
          </table:table-cell>
          <table:table-cell table:style-name="ce68" table:formula="of:=[.K13]+[.K14]" office:value-type="currency" office:currency="EUR" office:value="82.92" calcext:value-type="currency">
            <text:p>82.92 €</text:p>
          </table:table-cell>
          <table:table-cell table:style-name="ce68" table:formula="of:=[.L13]+[.L14]" office:value-type="currency" office:currency="EUR" office:value="30.34" calcext:value-type="currency">
            <text:p>30.34 €</text:p>
          </table:table-cell>
          <table:table-cell table:style-name="ce68" table:formula="of:=[.M13]+[.M14]" office:value-type="currency" office:currency="EUR" office:value="30.34" calcext:value-type="currency">
            <text:p>30.34 €</text:p>
          </table:table-cell>
          <table:table-cell table:style-name="ce77"/>
          <table:table-cell table:number-columns-repeated="1010"/>
        </table:table-row>
        <table:table-row table:style-name="ro1">
          <table:table-cell office:value-type="string" calcext:value-type="string">
            <text:p>SP</text:p>
          </table:table-cell>
          <table:table-cell table:style-name="ce68" table:formula="of:=[.B3]+[.B4]+[.B5]+[.B6]+[.B7]" office:value-type="currency" office:currency="EUR" office:value="0" calcext:value-type="currency">
            <text:p>0.00 €</text:p>
          </table:table-cell>
          <table:table-cell table:style-name="ce68" table:formula="of:=[.C3]+[.C4]+[.C5]+[.C6]+[.C7]" office:value-type="currency" office:currency="EUR" office:value="0" calcext:value-type="currency">
            <text:p>0.00 €</text:p>
          </table:table-cell>
          <table:table-cell table:style-name="ce68" table:formula="of:=[.D3]+[.D4]+[.D5]+[.D6]+[.D7]" office:value-type="currency" office:currency="EUR" office:value="0" calcext:value-type="currency">
            <text:p>0.00 €</text:p>
          </table:table-cell>
          <table:table-cell table:style-name="ce68" table:formula="of:=[.E3]+[.E4]+[.E5]+[.E6]+[.E7]" office:value-type="currency" office:currency="EUR" office:value="0" calcext:value-type="currency">
            <text:p>0.00 €</text:p>
          </table:table-cell>
          <table:table-cell table:style-name="ce68" table:formula="of:=[.F3]+[.F4]+[.F5]+[.F6]+[.F7]" office:value-type="currency" office:currency="EUR" office:value="80" calcext:value-type="currency">
            <text:p>80.00 €</text:p>
          </table:table-cell>
          <table:table-cell table:style-name="ce68" table:formula="of:=[.G3]+[.G4]+[.G5]+[.G6]+[.G7]" office:value-type="currency" office:currency="EUR" office:value="0" calcext:value-type="currency">
            <text:p>0.00 €</text:p>
          </table:table-cell>
          <table:table-cell table:style-name="ce68" table:formula="of:=[.H3]+[.H4]+[.H5]+[.H6]+[.H7]" office:value-type="currency" office:currency="EUR" office:value="0" calcext:value-type="currency">
            <text:p>0.00 €</text:p>
          </table:table-cell>
          <table:table-cell table:style-name="ce68" table:formula="of:=[.I3]+[.I4]+[.I5]+[.I6]+[.I7]" office:value-type="currency" office:currency="EUR" office:value="0" calcext:value-type="currency">
            <text:p>0.00 €</text:p>
          </table:table-cell>
          <table:table-cell table:style-name="ce68" table:formula="of:=[.J3]+[.J4]+[.J5]+[.J6]+[.J7]" office:value-type="currency" office:currency="EUR" office:value="0" calcext:value-type="currency">
            <text:p>0.00 €</text:p>
          </table:table-cell>
          <table:table-cell table:style-name="ce68" table:formula="of:=[.K3]+[.K4]+[.K5]+[.K6]+[.K7]" office:value-type="currency" office:currency="EUR" office:value="499.81" calcext:value-type="currency">
            <text:p>499.81 €</text:p>
          </table:table-cell>
          <table:table-cell table:style-name="ce68" table:formula="of:=[.L3]+[.L4]+[.L5]+[.L6]+[.L7]" office:value-type="currency" office:currency="EUR" office:value="484.81" calcext:value-type="currency">
            <text:p>484.81 €</text:p>
          </table:table-cell>
          <table:table-cell table:style-name="ce68" table:formula="of:=[.M3]+[.M4]+[.M5]+[.M6]+[.M7]" office:value-type="currency" office:currency="EUR" office:value="484.81" calcext:value-type="currency">
            <text:p>484.81 €</text:p>
          </table:table-cell>
          <table:table-cell table:style-name="ce77"/>
          <table:table-cell table:style-name="ce78"/>
          <table:table-cell table:number-columns-repeated="1009"/>
        </table:table-row>
        <table:table-row table:style-name="ro1">
          <table:table-cell table:style-name="ce25" office:value-type="string" calcext:value-type="string">
            <text:p>Total:</text:p>
          </table:table-cell>
          <table:table-cell table:style-name="ce51" table:formula="of:=SUM([.B3:.B21])" office:value-type="currency" office:currency="EUR" office:value="0" calcext:value-type="currency">
            <text:p>0.00 €</text:p>
          </table:table-cell>
          <table:table-cell table:style-name="ce51" table:formula="of:=SUM([.C3:.C21])" office:value-type="currency" office:currency="EUR" office:value="0" calcext:value-type="currency">
            <text:p>0.00 €</text:p>
          </table:table-cell>
          <table:table-cell table:style-name="ce51" table:formula="of:=SUM([.D3:.D21])" office:value-type="currency" office:currency="EUR" office:value="0" calcext:value-type="currency">
            <text:p>0.00 €</text:p>
          </table:table-cell>
          <table:table-cell table:style-name="ce51" table:formula="of:=SUM([.E3:.E21])" office:value-type="currency" office:currency="EUR" office:value="0" calcext:value-type="currency">
            <text:p>0.00 €</text:p>
          </table:table-cell>
          <table:table-cell table:style-name="ce51" table:formula="of:=SUM([.F3:.F21])" office:value-type="currency" office:currency="EUR" office:value="80" calcext:value-type="currency">
            <text:p>80.00 €</text:p>
          </table:table-cell>
          <table:table-cell table:style-name="ce51" table:formula="of:=SUM([.G3:.G21])" office:value-type="currency" office:currency="EUR" office:value="0" calcext:value-type="currency">
            <text:p>0.00 €</text:p>
          </table:table-cell>
          <table:table-cell table:style-name="ce51" table:formula="of:=SUM([.H3:.H21])" office:value-type="currency" office:currency="EUR" office:value="0" calcext:value-type="currency">
            <text:p>0.00 €</text:p>
          </table:table-cell>
          <table:table-cell table:style-name="ce51" table:formula="of:=SUM([.I3:.I21])" office:value-type="currency" office:currency="EUR" office:value="0" calcext:value-type="currency">
            <text:p>0.00 €</text:p>
          </table:table-cell>
          <table:table-cell table:style-name="ce51" table:formula="of:=SUM([.J3:.J21])" office:value-type="currency" office:currency="EUR" office:value="56.85" calcext:value-type="currency">
            <text:p>56.85 €</text:p>
          </table:table-cell>
          <table:table-cell table:style-name="ce51" table:formula="of:=SUM([.K3:.K21])" office:value-type="currency" office:currency="EUR" office:value="791.79" calcext:value-type="currency">
            <text:p>791.79 €</text:p>
          </table:table-cell>
          <table:table-cell table:style-name="ce51" table:formula="of:=SUM([.L3:.L21])" office:value-type="currency" office:currency="EUR" office:value="698.66" calcext:value-type="currency">
            <text:p>698.66 €</text:p>
          </table:table-cell>
          <table:table-cell table:style-name="ce51" table:formula="of:=SUM([.M3:.M21])" office:value-type="currency" office:currency="EUR" office:value="704.01" calcext:value-type="currency">
            <text:p>704.01 €</text:p>
          </table:table-cell>
          <table:table-cell table:number-columns-repeated="1011"/>
        </table:table-row>
        <table:table-row table:style-name="ro1">
          <table:table-cell/>
          <table:table-cell table:style-name="ce69" table:number-columns-repeated="1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: STV in ZAP sem placal 15.02.2016 po 20 EUR vsak in 18.05.2017 po 40 UER vsak.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7'.N18:'2017'.N22 '2017'.N13:'2017'.N14 '2017'.N3:'2017'.N9">
            <calcext:condition calcext:apply-style-name="Grey2" calcext:value="formula-is(ISEVEN(raw()))" calcext:base-cell-address="'2017'.N3"/>
          </calcext:conditional-format>
          <calcext:conditional-format calcext:target-range-address="'2017'.N10:'2017'.N11">
            <calcext:condition calcext:apply-style-name="Grey2" calcext:value="formula-is(ISEVEN(raw()))" calcext:base-cell-address="'2017'.N10"/>
          </calcext:conditional-format>
          <calcext:conditional-format calcext:target-range-address="'2017'.N12:'2017'.N12">
            <calcext:condition calcext:apply-style-name="Grey2" calcext:value="formula-is(ISEVEN(raw()))" calcext:base-cell-address="'2017'.N12"/>
          </calcext:conditional-format>
          <calcext:conditional-format calcext:target-range-address="'2017'.A3:'2017'.L4">
            <calcext:condition calcext:apply-style-name="Grey2" calcext:value="formula-is(ISEVEN(raw()))" calcext:base-cell-address="'2017'.A3"/>
          </calcext:conditional-format>
          <calcext:conditional-format calcext:target-range-address="'2017'.A5:'2017'.L6">
            <calcext:condition calcext:apply-style-name="Grey2" calcext:value="formula-is(ISEVEN(raw()))" calcext:base-cell-address="'2017'.A5"/>
          </calcext:conditional-format>
          <calcext:conditional-format calcext:target-range-address="'2017'.A8:'2017'.M8 '2017'.A7:'2017'.L8">
            <calcext:condition calcext:apply-style-name="Grey2" calcext:value="formula-is(ISEVEN(raw()))" calcext:base-cell-address="'2017'.A7"/>
          </calcext:conditional-format>
          <calcext:conditional-format calcext:target-range-address="'2017'.A9:'2017'.M10">
            <calcext:condition calcext:apply-style-name="Grey2" calcext:value="formula-is(ISEVEN(raw()))" calcext:base-cell-address="'2017'.A9"/>
          </calcext:conditional-format>
          <calcext:conditional-format calcext:target-range-address="'2017'.A11:'2017'.M12">
            <calcext:condition calcext:apply-style-name="Grey2" calcext:value="formula-is(ISEVEN(raw()))" calcext:base-cell-address="'2017'.A11"/>
          </calcext:conditional-format>
          <calcext:conditional-format calcext:target-range-address="'2017'.A13:'2017'.M14">
            <calcext:condition calcext:apply-style-name="Grey2" calcext:value="formula-is(ISEVEN(raw()))" calcext:base-cell-address="'2017'.A13"/>
          </calcext:conditional-format>
          <calcext:conditional-format calcext:target-range-address="'2017'.A15:'2017'.M16">
            <calcext:condition calcext:apply-style-name="Grey2" calcext:value="formula-is(ISEVEN(raw()))" calcext:base-cell-address="'2017'.A15"/>
          </calcext:conditional-format>
          <calcext:conditional-format calcext:target-range-address="'2017'.A17:'2017'.M18">
            <calcext:condition calcext:apply-style-name="Grey2" calcext:value="formula-is(ISEVEN(raw()))" calcext:base-cell-address="'2017'.A17"/>
          </calcext:conditional-format>
          <calcext:conditional-format calcext:target-range-address="'2017'.A19:'2017'.M20">
            <calcext:condition calcext:apply-style-name="Grey2" calcext:value="formula-is(ISEVEN(raw()))" calcext:base-cell-address="'2017'.A19"/>
          </calcext:conditional-format>
          <calcext:conditional-format calcext:target-range-address="'2017'.A21:'2017'.M22">
            <calcext:condition calcext:apply-style-name="Grey2" calcext:value="formula-is(ISEVEN(raw()))" calcext:base-cell-address="'2017'.A21"/>
          </calcext:conditional-format>
          <calcext:conditional-format calcext:target-range-address="'2017'.M3:'2017'.M3">
            <calcext:condition calcext:apply-style-name="Grey2" calcext:value="formula-is(ISEVEN(raw()))" calcext:base-cell-address="'2017'.M3"/>
          </calcext:conditional-format>
          <calcext:conditional-format calcext:target-range-address="'2017'.M4:'2017'.M4">
            <calcext:condition calcext:apply-style-name="Grey2" calcext:value="formula-is(ISEVEN(raw()))" calcext:base-cell-address="'2017'.M4"/>
          </calcext:conditional-format>
          <calcext:conditional-format calcext:target-range-address="'2017'.M5:'2017'.M5">
            <calcext:condition calcext:apply-style-name="Grey2" calcext:value="formula-is(ISEVEN(raw()))" calcext:base-cell-address="'2017'.M5"/>
          </calcext:conditional-format>
          <calcext:conditional-format calcext:target-range-address="'2017'.M6:'2017'.M6">
            <calcext:condition calcext:apply-style-name="Grey2" calcext:value="formula-is(ISEVEN(raw()))" calcext:base-cell-address="'2017'.M6"/>
          </calcext:conditional-format>
          <calcext:conditional-format calcext:target-range-address="'2017'.M7:'2017'.M7">
            <calcext:condition calcext:apply-style-name="Grey2" calcext:value="formula-is(ISEVEN(raw()))" calcext:base-cell-address="'2017'.M7"/>
          </calcext:conditional-format>
        </calcext:conditional-formats>
      </table:table>
      <table:table table:name="2018" table:style-name="ta1">
        <table:table-column table:style-name="co8" table:default-cell-style-name="ce59"/>
        <table:table-column table:style-name="co9" table:default-cell-style-name="ce59"/>
        <table:table-column table:style-name="co2" table:number-columns-repeated="8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number-columns-repeated="1010" table:default-cell-style-name="ce59"/>
        <table:table-row table:style-name="ro2">
          <table:table-cell table:style-name="ce54"/>
          <table:table-cell table:style-name="ce61" office:value-type="string" calcext:value-type="string">
            <text:p>Jan</text:p>
          </table:table-cell>
          <table:table-cell table:style-name="ce54" office:value-type="string" calcext:value-type="string">
            <text:p>Feb</text:p>
          </table:table-cell>
          <table:table-cell table:style-name="ce54" office:value-type="string" calcext:value-type="string">
            <text:p>Mar</text:p>
          </table:table-cell>
          <table:table-cell table:style-name="ce54" office:value-type="string" calcext:value-type="string">
            <text:p>Apr</text:p>
          </table:table-cell>
          <table:table-cell table:style-name="ce54" office:value-type="string" calcext:value-type="string">
            <text:p>Maj</text:p>
          </table:table-cell>
          <table:table-cell table:style-name="ce54" office:value-type="string" calcext:value-type="string">
            <text:p>Jun</text:p>
          </table:table-cell>
          <table:table-cell table:style-name="ce54" office:value-type="string" calcext:value-type="string">
            <text:p>Jul</text:p>
          </table:table-cell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ep</text:p>
          </table:table-cell>
          <table:table-cell table:style-name="ce54" office:value-type="string" calcext:value-type="string">
            <text:p>Okt</text:p>
          </table:table-cell>
          <table:table-cell table:style-name="ce54" office:value-type="string" calcext:value-type="string">
            <text:p>Nov</text:p>
          </table:table-cell>
          <table:table-cell table:style-name="ce54" office:value-type="string" calcext:value-type="string">
            <text:p>Dec</text:p>
          </table:table-cell>
          <table:table-cell table:number-columns-repeated="1011"/>
        </table:table-row>
        <table:table-row table:style-name="ro2">
          <table:table-cell table:style-name="ce130" office:value-type="string" calcext:value-type="string">
            <text:p>Prispevki za PIZ</text:p>
          </table:table-cell>
          <table:table-cell table:style-name="ce142" office:value-type="currency" office:currency="EUR" office:value="223.8" calcext:value-type="currency">
            <text:p>223.80 €</text:p>
          </table:table-cell>
          <table:table-cell table:style-name="ce166" table:number-columns-repeated="10"/>
          <table:table-cell table:style-name="ce170"/>
          <table:table-cell table:style-name="ce177"/>
          <table:table-cell table:number-columns-repeated="1010"/>
        </table:table-row>
        <table:table-row table:style-name="ro2">
          <table:table-cell table:style-name="ce123" office:value-type="string" calcext:value-type="string">
            <text:p>Prispevki za ZZ</text:p>
          </table:table-cell>
          <table:table-cell table:style-name="ce143" office:value-type="currency" office:currency="EUR" office:value="127.88" calcext:value-type="currency">
            <text:p>127.88 €</text:p>
          </table:table-cell>
          <table:table-cell table:style-name="ce163" table:number-columns-repeated="10"/>
          <table:table-cell table:style-name="ce172"/>
          <table:table-cell table:style-name="ce178"/>
          <table:table-cell table:number-columns-repeated="1010"/>
        </table:table-row>
        <table:table-row table:style-name="ro2">
          <table:table-cell table:style-name="ce132" office:value-type="string" calcext:value-type="string">
            <text:p>Prispevki za STV</text:p>
          </table:table-cell>
          <table:table-cell table:style-name="ce144" office:value-type="currency" office:currency="EUR" office:value="1.29" calcext:value-type="currency">
            <text:p>1.29 €</text:p>
          </table:table-cell>
          <table:table-cell table:style-name="ce168" table:number-columns-repeated="10"/>
          <table:table-cell table:style-name="ce173"/>
          <table:table-cell table:style-name="ce178"/>
          <table:table-cell table:number-columns-repeated="1010"/>
        </table:table-row>
        <table:table-row table:style-name="ro2">
          <table:table-cell table:style-name="ce125" office:value-type="string" calcext:value-type="string">
            <text:p>Prispevki za ZAP</text:p>
          </table:table-cell>
          <table:table-cell table:style-name="ce145" office:value-type="currency" office:currency="EUR" office:value="1.84" calcext:value-type="currency">
            <text:p>1.84 €</text:p>
          </table:table-cell>
          <table:table-cell table:style-name="ce165" table:number-columns-repeated="10"/>
          <table:table-cell table:style-name="ce174"/>
          <table:table-cell table:style-name="ce178"/>
          <table:table-cell table:number-columns-repeated="1010"/>
        </table:table-row>
        <table:table-row table:style-name="ro2">
          <table:table-cell table:style-name="ce134" office:value-type="string" calcext:value-type="string">
            <text:p>Prispevki dohodnina</text:p>
          </table:table-cell>
          <table:table-cell table:style-name="ce153" office:value-type="currency" office:currency="EUR" office:value="130" calcext:value-type="currency">
            <text:p>130.00 €</text:p>
          </table:table-cell>
          <table:table-cell table:style-name="ce153" table:number-columns-repeated="10"/>
          <table:table-cell table:style-name="ce175"/>
          <table:table-cell table:style-name="ce178"/>
          <table:table-cell table:number-columns-repeated="1010"/>
        </table:table-row>
        <table:table-row table:style-name="ro2">
          <table:table-cell table:style-name="ce135" office:value-type="string" calcext:value-type="string">
            <text:p>RTV</text:p>
          </table:table-cell>
          <table:table-cell table:style-name="ce154" office:value-type="currency" office:currency="EUR" office:value="12.75" calcext:value-type="currency">
            <text:p>12.75 €</text:p>
          </table:table-cell>
          <table:table-cell table:style-name="ce154" table:number-columns-repeated="10"/>
          <table:table-cell table:style-name="ce176"/>
          <table:table-cell table:style-name="ce178"/>
          <table:table-cell table:number-columns-repeated="1010"/>
        </table:table-row>
        <table:table-row table:style-name="ro2">
          <table:table-cell table:style-name="ce136" office:value-type="string" calcext:value-type="string">
            <text:p>Elektro energija</text:p>
          </table:table-cell>
          <table:table-cell table:style-name="ce155" office:value-type="currency" office:currency="EUR" office:value="58.36" calcext:value-type="currency">
            <text:p>58.36 €</text:p>
          </table:table-cell>
          <table:table-cell table:style-name="ce155" table:number-columns-repeated="11"/>
          <table:table-cell table:style-name="ce178"/>
          <table:table-cell table:number-columns-repeated="1010"/>
        </table:table-row>
        <table:table-row table:style-name="ro2">
          <table:table-cell table:style-name="ce137" office:value-type="string" calcext:value-type="string">
            <text:p>SPL</text:p>
          </table:table-cell>
          <table:table-cell table:style-name="ce156" table:number-columns-repeated="12"/>
          <table:table-cell table:style-name="ce179"/>
          <table:table-cell table:number-columns-repeated="1010"/>
        </table:table-row>
        <table:table-row table:style-name="ro2">
          <table:table-cell table:style-name="ce138" office:value-type="string" calcext:value-type="string">
            <text:p>Energetika</text:p>
          </table:table-cell>
          <table:table-cell table:style-name="ce157" office:value-type="currency" office:currency="EUR" office:value="43.47" calcext:value-type="currency">
            <text:p>43.47 €</text:p>
          </table:table-cell>
          <table:table-cell table:style-name="ce157" table:number-columns-repeated="11"/>
          <table:table-cell table:style-name="ce179"/>
          <table:table-cell table:number-columns-repeated="1010"/>
        </table:table-row>
        <table:table-row table:style-name="ro2">
          <table:table-cell table:style-name="ce139" office:value-type="string" calcext:value-type="string">
            <text:p>T-2</text:p>
          </table:table-cell>
          <table:table-cell table:style-name="ce158" office:value-type="currency" office:currency="EUR" office:value="26.51" calcext:value-type="currency">
            <text:p>26.51 €</text:p>
          </table:table-cell>
          <table:table-cell table:style-name="ce158" table:number-columns-repeated="11"/>
          <table:table-cell table:style-name="ce180"/>
          <table:table-cell table:number-columns-repeated="1010"/>
        </table:table-row>
        <table:table-row table:style-name="ro2">
          <table:table-cell table:style-name="ce140" office:value-type="string" calcext:value-type="string">
            <text:p>AS Zavarovoanje</text:p>
          </table:table-cell>
          <table:table-cell table:style-name="ce159" office:value-type="currency" office:currency="EUR" office:value="30.34" calcext:value-type="currency">
            <text:p>30.34 €</text:p>
          </table:table-cell>
          <table:table-cell table:style-name="ce159" table:number-columns-repeated="11"/>
          <table:table-cell table:style-name="ce178"/>
          <table:table-cell table:number-columns-repeated="1010"/>
        </table:table-row>
        <table:table-row table:style-name="ro2">
          <table:table-cell table:style-name="ce141"/>
          <table:table-cell table:style-name="ce160" table:number-columns-repeated="12"/>
          <table:table-cell table:style-name="ce178"/>
          <table:table-cell table:number-columns-repeated="1010"/>
        </table:table-row>
        <table:table-row table:style-name="ro2">
          <table:table-cell table:style-name="ce146"/>
          <table:table-cell table:style-name="ce161" table:number-columns-repeated="12"/>
          <table:table-cell table:style-name="Default" table:number-columns-repeated="1011"/>
        </table:table-row>
        <table:table-row table:style-name="ro2">
          <table:table-cell table:style-name="ce147"/>
          <table:table-cell table:style-name="ce162" table:number-columns-repeated="12"/>
          <table:table-cell table:style-name="Default" table:number-columns-repeated="1011"/>
        </table:table-row>
        <table:table-row table:style-name="ro2">
          <table:table-cell table:style-name="ce148"/>
          <table:table-cell table:style-name="ce164" table:number-columns-repeated="12"/>
          <table:table-cell table:style-name="Default" table:number-columns-repeated="1011"/>
        </table:table-row>
        <table:table-row table:style-name="ro2">
          <table:table-cell table:style-name="ce58" office:value-type="string" calcext:value-type="string">
            <text:p>Doma</text:p>
          </table:table-cell>
          <table:table-cell table:style-name="ce67" table:formula="of:=[.B7]+[.B8]+[.B9]+[.B10]+[.B11]" office:value-type="currency" office:currency="EUR" office:value="141.09" calcext:value-type="currency">
            <text:p>141.09 €</text:p>
          </table:table-cell>
          <table:table-cell table:style-name="ce67" table:number-columns-repeated="11"/>
          <table:table-cell table:style-name="ce77"/>
          <table:table-cell table:number-columns-repeated="1010"/>
        </table:table-row>
        <table:table-row table:style-name="ro2">
          <table:table-cell office:value-type="string" calcext:value-type="string">
            <text:p>Osebno</text:p>
          </table:table-cell>
          <table:table-cell table:style-name="ce68" table:formula="of:=[.B12]+[.B13]" office:value-type="currency" office:currency="EUR" office:value="30.34" calcext:value-type="currency">
            <text:p>30.34 €</text:p>
          </table:table-cell>
          <table:table-cell table:style-name="ce68" table:number-columns-repeated="11"/>
          <table:table-cell table:style-name="ce77"/>
          <table:table-cell table:number-columns-repeated="1010"/>
        </table:table-row>
        <table:table-row table:style-name="ro2">
          <table:table-cell office:value-type="string" calcext:value-type="string">
            <text:p>SP</text:p>
          </table:table-cell>
          <table:table-cell table:style-name="ce68" table:formula="of:=[.B2]+[.B3]+[.B4]+[.B5]+[.B6]" office:value-type="currency" office:currency="EUR" office:value="484.81" calcext:value-type="currency">
            <text:p>484.81 €</text:p>
          </table:table-cell>
          <table:table-cell table:style-name="ce68" table:number-columns-repeated="11"/>
          <table:table-cell table:style-name="ce77"/>
          <table:table-cell table:style-name="ce78"/>
          <table:table-cell table:number-columns-repeated="1009"/>
        </table:table-row>
        <table:table-row table:style-name="ro2">
          <table:table-cell table:style-name="ce25" office:value-type="string" calcext:value-type="string">
            <text:p>Total:</text:p>
          </table:table-cell>
          <table:table-cell table:style-name="ce51" table:formula="of:=SUM([.B2:.B16])" office:value-type="currency" office:currency="EUR" office:value="656.24" calcext:value-type="currency">
            <text:p>656.24 €</text:p>
          </table:table-cell>
          <table:table-cell table:style-name="ce51" table:number-columns-repeated="11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otes: STV in ZAP sem placal 15.02.2016 po 20 EUR vsak in 18.05.2017 po 40 UER vsak.</text:p>
          </table:table-cell>
          <table:table-cell table:style-name="ce69" table:number-columns-repeated="11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18'.N12:'2018'.N13 '2018'.N2:'2018'.N8">
            <calcext:condition calcext:apply-style-name="Grey2" calcext:value="formula-is(ISEVEN(raw()))" calcext:base-cell-address="'2018'.N2"/>
          </calcext:conditional-format>
          <calcext:conditional-format calcext:target-range-address="'2018'.N9:'2018'.N10">
            <calcext:condition calcext:apply-style-name="Grey2" calcext:value="formula-is(ISEVEN(raw()))" calcext:base-cell-address="'2018'.N9"/>
          </calcext:conditional-format>
          <calcext:conditional-format calcext:target-range-address="'2018'.N11:'2018'.N11">
            <calcext:condition calcext:apply-style-name="Grey2" calcext:value="formula-is(ISEVEN(raw()))" calcext:base-cell-address="'2018'.N11"/>
          </calcext:conditional-format>
          <calcext:conditional-format calcext:target-range-address="'2018'.C2:'2018'.L3 '2018'.A2:'2018'.A3">
            <calcext:condition calcext:apply-style-name="Grey2" calcext:value="formula-is(ISEVEN(raw()))" calcext:base-cell-address="'2018'.A2"/>
          </calcext:conditional-format>
          <calcext:conditional-format calcext:target-range-address="'2018'.C4:'2018'.L5 '2018'.A4:'2018'.A5">
            <calcext:condition calcext:apply-style-name="Grey2" calcext:value="formula-is(ISEVEN(raw()))" calcext:base-cell-address="'2018'.A4"/>
          </calcext:conditional-format>
          <calcext:conditional-format calcext:target-range-address="'2018'.A7:'2018'.M7 '2018'.A6:'2018'.L7">
            <calcext:condition calcext:apply-style-name="Grey2" calcext:value="formula-is(ISEVEN(raw()))" calcext:base-cell-address="'2018'.A6"/>
          </calcext:conditional-format>
          <calcext:conditional-format calcext:target-range-address="'2018'.A8:'2018'.M9">
            <calcext:condition calcext:apply-style-name="Grey2" calcext:value="formula-is(ISEVEN(raw()))" calcext:base-cell-address="'2018'.A8"/>
          </calcext:conditional-format>
          <calcext:conditional-format calcext:target-range-address="'2018'.A10:'2018'.M11">
            <calcext:condition calcext:apply-style-name="Grey2" calcext:value="formula-is(ISEVEN(raw()))" calcext:base-cell-address="'2018'.A10"/>
          </calcext:conditional-format>
          <calcext:conditional-format calcext:target-range-address="'2018'.A12:'2018'.M13">
            <calcext:condition calcext:apply-style-name="Grey2" calcext:value="formula-is(ISEVEN(raw()))" calcext:base-cell-address="'2018'.A12"/>
          </calcext:conditional-format>
          <calcext:conditional-format calcext:target-range-address="'2018'.A14:'2018'.M15">
            <calcext:condition calcext:apply-style-name="Grey2" calcext:value="formula-is(ISEVEN(raw()))" calcext:base-cell-address="'2018'.A14"/>
          </calcext:conditional-format>
          <calcext:conditional-format calcext:target-range-address="'2018'.A16:'2018'.M16">
            <calcext:condition calcext:apply-style-name="Grey2" calcext:value="formula-is(ISEVEN(raw()))" calcext:base-cell-address="'2018'.A16"/>
          </calcext:conditional-format>
          <calcext:conditional-format calcext:target-range-address="'2018'.M2:'2018'.M2">
            <calcext:condition calcext:apply-style-name="Grey2" calcext:value="formula-is(ISEVEN(raw()))" calcext:base-cell-address="'2018'.M2"/>
          </calcext:conditional-format>
          <calcext:conditional-format calcext:target-range-address="'2018'.M3:'2018'.M3">
            <calcext:condition calcext:apply-style-name="Grey2" calcext:value="formula-is(ISEVEN(raw()))" calcext:base-cell-address="'2018'.M3"/>
          </calcext:conditional-format>
          <calcext:conditional-format calcext:target-range-address="'2018'.M4:'2018'.M4">
            <calcext:condition calcext:apply-style-name="Grey2" calcext:value="formula-is(ISEVEN(raw()))" calcext:base-cell-address="'2018'.M4"/>
          </calcext:conditional-format>
          <calcext:conditional-format calcext:target-range-address="'2018'.M5:'2018'.M5">
            <calcext:condition calcext:apply-style-name="Grey2" calcext:value="formula-is(ISEVEN(raw()))" calcext:base-cell-address="'2018'.M5"/>
          </calcext:conditional-format>
          <calcext:conditional-format calcext:target-range-address="'2018'.M6:'2018'.M6">
            <calcext:condition calcext:apply-style-name="Grey2" calcext:value="formula-is(ISEVEN(raw()))" calcext:base-cell-address="'2018'.M6"/>
          </calcext:conditional-format>
          <calcext:conditional-format calcext:target-range-address="'2018'.B2:'2018'.B2">
            <calcext:condition calcext:apply-style-name="Grey2" calcext:value="formula-is(ISEVEN(raw()))" calcext:base-cell-address="'2018'.B2"/>
          </calcext:conditional-format>
          <calcext:conditional-format calcext:target-range-address="'2018'.B3:'2018'.B3">
            <calcext:condition calcext:apply-style-name="Grey2" calcext:value="formula-is(ISEVEN(raw()))" calcext:base-cell-address="'2018'.B3"/>
          </calcext:conditional-format>
          <calcext:conditional-format calcext:target-range-address="'2018'.B4:'2018'.B4">
            <calcext:condition calcext:apply-style-name="Grey2" calcext:value="formula-is(ISEVEN(raw()))" calcext:base-cell-address="'2018'.B4"/>
          </calcext:conditional-format>
          <calcext:conditional-format calcext:target-range-address="'2018'.B5:'2018'.B5">
            <calcext:condition calcext:apply-style-name="Grey2" calcext:value="formula-is(ISEVEN(raw()))" calcext:base-cell-address="'2018'.B5"/>
          </calcext:conditional-format>
        </calcext:conditional-formats>
      </table:table>
      <table:table table:name="2019" table:style-name="ta1">
        <table:table-column table:style-name="co10" table:default-cell-style-name="ce59"/>
        <table:table-column table:style-name="co11" table:number-columns-repeated="12" table:default-cell-style-name="ce59"/>
        <table:table-column table:style-name="co6" table:default-cell-style-name="ce59"/>
        <table:table-column table:style-name="co7" table:number-columns-repeated="1010" table:default-cell-style-name="ce59"/>
        <table:table-row table:style-name="ro2">
          <table:table-cell table:style-name="ce54"/>
          <table:table-cell table:style-name="ce193" office:value-type="string" calcext:value-type="string">
            <text:p>Jan</text:p>
          </table:table-cell>
          <table:table-cell table:style-name="ce212" office:value-type="string" calcext:value-type="string">
            <text:p>Feb</text:p>
          </table:table-cell>
          <table:table-cell table:style-name="ce212" office:value-type="string" calcext:value-type="string">
            <text:p>Mar</text:p>
          </table:table-cell>
          <table:table-cell table:style-name="ce212" office:value-type="string" calcext:value-type="string">
            <text:p>Apr</text:p>
          </table:table-cell>
          <table:table-cell table:style-name="ce212" office:value-type="string" calcext:value-type="string">
            <text:p>Maj</text:p>
          </table:table-cell>
          <table:table-cell table:style-name="ce212" office:value-type="string" calcext:value-type="string">
            <text:p>Jun</text:p>
          </table:table-cell>
          <table:table-cell table:style-name="ce212" office:value-type="string" calcext:value-type="string">
            <text:p>Jul</text:p>
          </table:table-cell>
          <table:table-cell table:style-name="ce212" office:value-type="string" calcext:value-type="string">
            <text:p>Avg</text:p>
          </table:table-cell>
          <table:table-cell table:style-name="ce212" office:value-type="string" calcext:value-type="string">
            <text:p>Sep</text:p>
          </table:table-cell>
          <table:table-cell table:style-name="ce212" office:value-type="string" calcext:value-type="string">
            <text:p>Okt</text:p>
          </table:table-cell>
          <table:table-cell table:style-name="ce212" office:value-type="string" calcext:value-type="string">
            <text:p>Nov</text:p>
          </table:table-cell>
          <table:table-cell table:style-name="ce212" office:value-type="string" calcext:value-type="string">
            <text:p>Dec</text:p>
          </table:table-cell>
          <table:table-cell table:number-columns-repeated="1011"/>
        </table:table-row>
        <table:table-row table:style-name="ro2">
          <table:table-cell table:style-name="ce53" office:value-type="string" calcext:value-type="string">
            <text:p>RTV</text:p>
          </table:table-cell>
          <table:table-cell table:style-name="ce194"/>
          <table:table-cell table:style-name="ce213"/>
          <table:table-cell table:style-name="ce213" office:value-type="currency" office:currency="EUR" office:value="12.75" calcext:value-type="currency">
            <text:p>12.75 €</text:p>
          </table:table-cell>
          <table:table-cell table:style-name="ce213" table:number-columns-repeated="8"/>
          <table:table-cell table:style-name="ce217"/>
          <table:table-cell table:style-name="ce223"/>
          <table:table-cell table:number-columns-repeated="1010"/>
        </table:table-row>
        <table:table-row table:style-name="ro2">
          <table:table-cell table:style-name="ce53" office:value-type="string" calcext:value-type="string">
            <text:p>ECE Elektrika</text:p>
          </table:table-cell>
          <table:table-cell table:style-name="ce195"/>
          <table:table-cell table:style-name="ce214"/>
          <table:table-cell table:style-name="ce214" office:value-type="currency" office:currency="EUR" office:value="40.04" calcext:value-type="currency">
            <text:p>40.04 €</text:p>
          </table:table-cell>
          <table:table-cell table:style-name="ce214" table:number-columns-repeated="8"/>
          <table:table-cell table:style-name="ce218"/>
          <table:table-cell table:style-name="ce224"/>
          <table:table-cell table:number-columns-repeated="1010"/>
        </table:table-row>
        <table:table-row table:style-name="ro2">
          <table:table-cell table:style-name="ce181" office:value-type="string" calcext:value-type="string">
            <text:p>SPL</text:p>
          </table:table-cell>
          <table:table-cell table:style-name="ce196"/>
          <table:table-cell table:style-name="ce215" office:value-type="currency" office:currency="EUR" office:value="48.94" calcext:value-type="currency">
            <text:p>48.94 €</text:p>
          </table:table-cell>
          <table:table-cell table:style-name="ce215" table:number-columns-repeated="9"/>
          <table:table-cell table:style-name="ce219"/>
          <table:table-cell table:style-name="ce224"/>
          <table:table-cell table:number-columns-repeated="1010"/>
        </table:table-row>
        <table:table-row table:style-name="ro2">
          <table:table-cell table:style-name="ce182" office:value-type="string" calcext:value-type="string">
            <text:p>Energetika LJ</text:p>
          </table:table-cell>
          <table:table-cell table:style-name="ce197"/>
          <table:table-cell table:style-name="ce216"/>
          <table:table-cell table:style-name="ce216" office:value-type="currency" office:currency="EUR" office:value="47.68" calcext:value-type="currency">
            <text:p>47.68 €</text:p>
          </table:table-cell>
          <table:table-cell table:style-name="ce216" table:number-columns-repeated="8"/>
          <table:table-cell table:style-name="ce220"/>
          <table:table-cell table:style-name="ce224"/>
          <table:table-cell table:number-columns-repeated="1010"/>
        </table:table-row>
        <table:table-row table:style-name="ro2">
          <table:table-cell table:style-name="ce183" office:value-type="string" calcext:value-type="string">
            <text:p>T-2</text:p>
          </table:table-cell>
          <table:table-cell table:style-name="ce198"/>
          <table:table-cell table:style-name="ce198" office:value-type="currency" office:currency="EUR" office:value="57.55" calcext:value-type="currency">
            <text:p>57.55 €</text:p>
          </table:table-cell>
          <table:table-cell table:style-name="ce198" office:value-type="currency" office:currency="EUR" office:value="56.48" calcext:value-type="currency">
            <text:p>56.48 €</text:p>
          </table:table-cell>
          <table:table-cell table:style-name="ce198" table:number-columns-repeated="8"/>
          <table:table-cell table:style-name="ce221"/>
          <table:table-cell table:style-name="ce224"/>
          <table:table-cell table:number-columns-repeated="1010"/>
        </table:table-row>
        <table:table-row table:style-name="ro2">
          <table:table-cell table:style-name="ce184" office:value-type="string" calcext:value-type="string">
            <text:p>AS Zavarovoanje</text:p>
          </table:table-cell>
          <table:table-cell table:style-name="ce199" table:number-columns-repeated="2"/>
          <table:table-cell table:style-name="ce199" office:value-type="currency" office:currency="EUR" office:value="31.98" calcext:value-type="currency">
            <text:p>31.98 €</text:p>
          </table:table-cell>
          <table:table-cell table:style-name="ce199" table:number-columns-repeated="8"/>
          <table:table-cell table:style-name="ce222"/>
          <table:table-cell table:style-name="ce224"/>
          <table:table-cell table:number-columns-repeated="1010"/>
        </table:table-row>
        <table:table-row table:style-name="ro2">
          <table:table-cell table:style-name="ce185" office:value-type="string" calcext:value-type="string">
            <text:p>Doktor 24</text:p>
          </table:table-cell>
          <table:table-cell table:style-name="ce200" table:number-columns-repeated="2"/>
          <table:table-cell table:style-name="ce200" office:value-type="currency" office:currency="EUR" office:value="24.75" calcext:value-type="currency">
            <text:p>24.75 €</text:p>
          </table:table-cell>
          <table:table-cell table:style-name="ce200" table:number-columns-repeated="9"/>
          <table:table-cell table:style-name="ce224"/>
          <table:table-cell table:number-columns-repeated="1010"/>
        </table:table-row>
        <table:table-row table:style-name="ro2">
          <table:table-cell table:style-name="ce53" office:value-type="string" calcext:value-type="string">
            <text:p>ZZZS</text:p>
          </table:table-cell>
          <table:table-cell table:style-name="ce201" table:number-columns-repeated="2"/>
          <table:table-cell table:style-name="ce201" office:value-type="currency" office:currency="EUR" office:value="9.84" calcext:value-type="currency">
            <text:p>9.84 €</text:p>
          </table:table-cell>
          <table:table-cell table:style-name="ce201" table:number-columns-repeated="9"/>
          <table:table-cell table:style-name="ce225"/>
          <table:table-cell table:number-columns-repeated="1010"/>
        </table:table-row>
        <table:table-row table:style-name="ro2">
          <table:table-cell table:style-name="ce186"/>
          <table:table-cell table:style-name="ce202" table:number-columns-repeated="12"/>
          <table:table-cell table:style-name="ce225"/>
          <table:table-cell table:number-columns-repeated="1010"/>
        </table:table-row>
        <table:table-row table:style-name="ro2">
          <table:table-cell table:style-name="ce187"/>
          <table:table-cell table:style-name="ce203" table:number-columns-repeated="12"/>
          <table:table-cell table:style-name="ce226"/>
          <table:table-cell table:number-columns-repeated="1010"/>
        </table:table-row>
        <table:table-row table:style-name="ro2">
          <table:table-cell table:style-name="ce188"/>
          <table:table-cell table:style-name="ce204" table:number-columns-repeated="12"/>
          <table:table-cell table:style-name="ce224"/>
          <table:table-cell table:number-columns-repeated="1010"/>
        </table:table-row>
        <table:table-row table:style-name="ro2">
          <table:table-cell table:style-name="ce189"/>
          <table:table-cell table:style-name="ce205" table:number-columns-repeated="12"/>
          <table:table-cell table:style-name="ce224"/>
          <table:table-cell table:number-columns-repeated="1010"/>
        </table:table-row>
        <table:table-row table:style-name="ro2">
          <table:table-cell table:style-name="ce190"/>
          <table:table-cell table:style-name="ce206" table:number-columns-repeated="12"/>
          <table:table-cell table:style-name="Default" table:number-columns-repeated="1011"/>
        </table:table-row>
        <table:table-row table:style-name="ro2">
          <table:table-cell table:style-name="ce191"/>
          <table:table-cell table:style-name="ce207" table:number-columns-repeated="12"/>
          <table:table-cell table:style-name="Default" table:number-columns-repeated="1011"/>
        </table:table-row>
        <table:table-row table:style-name="ro2">
          <table:table-cell table:style-name="ce192"/>
          <table:table-cell table:style-name="ce208" table:number-columns-repeated="12"/>
          <table:table-cell table:style-name="Default" table:number-columns-repeated="1011"/>
        </table:table-row>
        <table:table-row table:style-name="ro2">
          <table:table-cell table:style-name="ce58"/>
          <table:table-cell table:style-name="ce209" table:number-columns-repeated="12"/>
          <table:table-cell table:style-name="ce77"/>
          <table:table-cell table:number-columns-repeated="1010"/>
        </table:table-row>
        <table:table-row table:style-name="ro2">
          <table:table-cell/>
          <table:table-cell table:style-name="ce210" table:number-columns-repeated="12"/>
          <table:table-cell table:style-name="ce77"/>
          <table:table-cell table:number-columns-repeated="1010"/>
        </table:table-row>
        <table:table-row table:style-name="ro2">
          <table:table-cell/>
          <table:table-cell table:style-name="ce210" table:number-columns-repeated="12"/>
          <table:table-cell table:style-name="ce77"/>
          <table:table-cell table:style-name="ce78"/>
          <table:table-cell table:number-columns-repeated="1009"/>
        </table:table-row>
        <table:table-row table:style-name="ro2">
          <table:table-cell table:style-name="ce25" office:value-type="string" calcext:value-type="string">
            <text:p>Total:</text:p>
          </table:table-cell>
          <table:table-cell table:style-name="ce211" table:number-columns-repeated="2"/>
          <table:table-cell table:style-name="ce211" table:formula="of:=SUM([.D2:.D16])" office:value-type="currency" office:currency="EUR" office:value="223.52" calcext:value-type="currency">
            <text:p>223.52 €</text:p>
          </table:table-cell>
          <table:table-cell table:style-name="ce211" table:number-columns-repeated="9"/>
          <table:table-cell table:number-columns-repeated="1011"/>
        </table:table-row>
        <table:table-row table:style-name="ro2">
          <table:table-cell table:number-columns-repeated="2"/>
          <table:table-cell table:style-name="ce69" table:number-columns-repeated="11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19'.N12:'2019'.N13 '2019'.N2:'2019'.N8">
            <calcext:condition calcext:apply-style-name="Grey2" calcext:value="formula-is(ISEVEN(raw()))" calcext:base-cell-address="'2019'.N2"/>
          </calcext:conditional-format>
          <calcext:conditional-format calcext:target-range-address="'2019'.N9:'2019'.N10">
            <calcext:condition calcext:apply-style-name="Grey2" calcext:value="formula-is(ISEVEN(raw()))" calcext:base-cell-address="'2019'.N9"/>
          </calcext:conditional-format>
          <calcext:conditional-format calcext:target-range-address="'2019'.N11:'2019'.N11">
            <calcext:condition calcext:apply-style-name="Grey2" calcext:value="formula-is(ISEVEN(raw()))" calcext:base-cell-address="'2019'.N11"/>
          </calcext:conditional-format>
          <calcext:conditional-format calcext:target-range-address="'2019'.C2:'2019'.L3">
            <calcext:condition calcext:apply-style-name="Grey2" calcext:value="formula-is(ISEVEN(raw()))" calcext:base-cell-address="'2019'.C2"/>
          </calcext:conditional-format>
          <calcext:conditional-format calcext:target-range-address="'2019'.C4:'2019'.L5">
            <calcext:condition calcext:apply-style-name="Grey2" calcext:value="formula-is(ISEVEN(raw()))" calcext:base-cell-address="'2019'.C4"/>
          </calcext:conditional-format>
          <calcext:conditional-format calcext:target-range-address="'2019'.B7:'2019'.M7 '2019'.B6:'2019'.L6">
            <calcext:condition calcext:apply-style-name="Grey2" calcext:value="formula-is(ISEVEN(raw()))" calcext:base-cell-address="'2019'.B6"/>
          </calcext:conditional-format>
          <calcext:conditional-format calcext:target-range-address="'2019'.B8:'2019'.M9">
            <calcext:condition calcext:apply-style-name="Grey2" calcext:value="formula-is(ISEVEN(raw()))" calcext:base-cell-address="'2019'.B8"/>
          </calcext:conditional-format>
          <calcext:conditional-format calcext:target-range-address="'2019'.B10:'2019'.M11 '2019'.A10:'2019'.A10">
            <calcext:condition calcext:apply-style-name="Grey2" calcext:value="formula-is(ISEVEN(raw()))" calcext:base-cell-address="'2019'.A10"/>
          </calcext:conditional-format>
          <calcext:conditional-format calcext:target-range-address="'2019'.A12:'2019'.M13">
            <calcext:condition calcext:apply-style-name="Grey2" calcext:value="formula-is(ISEVEN(raw()))" calcext:base-cell-address="'2019'.A12"/>
          </calcext:conditional-format>
          <calcext:conditional-format calcext:target-range-address="'2019'.A14:'2019'.M15">
            <calcext:condition calcext:apply-style-name="Grey2" calcext:value="formula-is(ISEVEN(raw()))" calcext:base-cell-address="'2019'.A14"/>
          </calcext:conditional-format>
          <calcext:conditional-format calcext:target-range-address="'2019'.A16:'2019'.M16">
            <calcext:condition calcext:apply-style-name="Grey2" calcext:value="formula-is(ISEVEN(raw()))" calcext:base-cell-address="'2019'.A16"/>
          </calcext:conditional-format>
          <calcext:conditional-format calcext:target-range-address="'2019'.M2:'2019'.M2">
            <calcext:condition calcext:apply-style-name="Grey2" calcext:value="formula-is(ISEVEN(raw()))" calcext:base-cell-address="'2019'.M2"/>
          </calcext:conditional-format>
          <calcext:conditional-format calcext:target-range-address="'2019'.M3:'2019'.M3">
            <calcext:condition calcext:apply-style-name="Grey2" calcext:value="formula-is(ISEVEN(raw()))" calcext:base-cell-address="'2019'.M3"/>
          </calcext:conditional-format>
          <calcext:conditional-format calcext:target-range-address="'2019'.M4:'2019'.M4">
            <calcext:condition calcext:apply-style-name="Grey2" calcext:value="formula-is(ISEVEN(raw()))" calcext:base-cell-address="'2019'.M4"/>
          </calcext:conditional-format>
          <calcext:conditional-format calcext:target-range-address="'2019'.M5:'2019'.M5">
            <calcext:condition calcext:apply-style-name="Grey2" calcext:value="formula-is(ISEVEN(raw()))" calcext:base-cell-address="'2019'.M5"/>
          </calcext:conditional-format>
          <calcext:conditional-format calcext:target-range-address="'2019'.M6:'2019'.M6">
            <calcext:condition calcext:apply-style-name="Grey2" calcext:value="formula-is(ISEVEN(raw()))" calcext:base-cell-address="'2019'.M6"/>
          </calcext:conditional-format>
          <calcext:conditional-format calcext:target-range-address="'2019'.B2:'2019'.B2">
            <calcext:condition calcext:apply-style-name="Grey2" calcext:value="formula-is(ISEVEN(raw()))" calcext:base-cell-address="'2019'.B2"/>
          </calcext:conditional-format>
          <calcext:conditional-format calcext:target-range-address="'2019'.B3:'2019'.B3">
            <calcext:condition calcext:apply-style-name="Grey2" calcext:value="formula-is(ISEVEN(raw()))" calcext:base-cell-address="'2019'.B3"/>
          </calcext:conditional-format>
          <calcext:conditional-format calcext:target-range-address="'2019'.B4:'2019'.B4">
            <calcext:condition calcext:apply-style-name="Grey2" calcext:value="formula-is(ISEVEN(raw()))" calcext:base-cell-address="'2019'.B4"/>
          </calcext:conditional-format>
          <calcext:conditional-format calcext:target-range-address="'2019'.B5:'2019'.B5">
            <calcext:condition calcext:apply-style-name="Grey2" calcext:value="formula-is(ISEVEN(raw()))" calcext:base-cell-address="'2019'.B5"/>
          </calcext:conditional-format>
          <calcext:conditional-format calcext:target-range-address="'2019'.A4:'2019'.A4">
            <calcext:condition calcext:apply-style-name="Grey2" calcext:value="formula-is(ISEVEN(raw()))" calcext:base-cell-address="'2019'.A4"/>
          </calcext:conditional-format>
          <calcext:conditional-format calcext:target-range-address="'2019'.A5:'2019'.A6">
            <calcext:condition calcext:apply-style-name="Grey2" calcext:value="formula-is(ISEVEN(raw()))" calcext:base-cell-address="'2019'.A5"/>
          </calcext:conditional-format>
          <calcext:conditional-format calcext:target-range-address="'2019'.A7:'2019'.A8">
            <calcext:condition calcext:apply-style-name="Grey2" calcext:value="formula-is(ISEVEN(raw()))" calcext:base-cell-address="'2019'.A7"/>
          </calcext:conditional-format>
          <calcext:conditional-format calcext:target-range-address="'2019'.A4:'2019'.A4">
            <calcext:condition calcext:apply-style-name="Grey2" calcext:value="formula-is(ISEVEN(raw()))" calcext:base-cell-address="'2019'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2"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y2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5:31:43.921302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23:16.586189734</meta:creation-date>
    <dc:date>2019-03-13T17:24:17.929158573</dc:date>
    <meta:editing-duration>P2DT1H34M48S</meta:editing-duration>
    <meta:editing-cycles>10</meta:editing-cycles>
    <meta:generator>LibreOffice/6.0.7.3$Linux_X86_64 LibreOffice_project/00m0$Build-3</meta:generator>
    <meta:print-date>2019-03-13T16:11:23.649818805</meta:print-date>
    <meta:document-statistic meta:table-count="3" meta:cell-count="204" meta:object-count="0"/>
  </office:meta>
</office:document-meta>
</file>